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8409in"/>
    </style:style>
    <style:style style:name="co4" style:family="table-column">
      <style:table-column-properties fo:break-before="auto" style:column-width="4.0953in"/>
    </style:style>
    <style:style style:name="co5" style:family="table-column">
      <style:table-column-properties fo:break-before="auto" style:column-width="6.9154in"/>
    </style:style>
    <style:style style:name="co6" style:family="table-column">
      <style:table-column-properties fo:break-before="auto" style:column-width="2.5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4516in" fo:break-before="auto" style:use-optimal-row-height="false"/>
    </style:style>
    <style:style style:name="ro3" style:family="table-row">
      <style:table-row-properties style:row-height="1.2228in" fo:break-before="auto" style:use-optimal-row-height="false"/>
    </style:style>
    <style:style style:name="ro4" style:family="table-row">
      <style:table-row-properties style:row-height="1.0256in" fo:break-before="auto" style:use-optimal-row-height="false"/>
    </style:style>
    <style:style style:name="ro5" style:family="table-row">
      <style:table-row-properties style:row-height="3.5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ariable </text:p>
          </table:table-cell>
          <table:table-cell table:style-name="ce1" office:value-type="string" calcext:value-type="string">
            <text:p>Tipo 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Descripcion de la variable </text:p>
          </table:table-cell>
          <table:table-cell table:style-name="ce1" office:value-type="string" calcext:value-type="string">
            <text:p>Valor que toma</text:p>
          </table:table-cell>
          <table:table-cell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UMERICA</text:p>
          </table:table-cell>
          <table:table-cell office:value-type="float" office:value="33366" calcext:value-type="float">
            <text:p>33366</text:p>
          </table:table-cell>
          <table:table-cell office:value-type="string" calcext:value-type="string">
            <text:p>Numero que representa al establecimiento</text:p>
          </table:table-cell>
          <table:table-cell office:value-type="string" calcext:value-type="string">
            <text:p>valor unico</text:p>
          </table:table-cell>
          <table:table-cell/>
        </table:table-row>
        <table:table-row table:style-name="ro1">
          <table:table-cell office:value-type="string" calcext:value-type="string">
            <text:p>Distrito </text:p>
          </table:table-cell>
          <table:table-cell office:value-type="string" calcext:value-type="string">
            <text:p>NUMERICA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Codigo que representa la seccion particular </text:p>
          </table:table-cell>
          <table:table-cell office:value-type="string" calcext:value-type="string">
            <text:p>valor unico</text:p>
          </table:table-cell>
          <table:table-cell/>
        </table:table-row>
        <table:table-row table:style-name="ro2">
          <table:table-cell office:value-type="string" calcext:value-type="string">
            <text:p>Departamento</text:p>
          </table:table-cell>
          <table:table-cell office:value-type="string" calcext:value-type="string">
            <text:p>CATEGO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Nombre del departamento</text:p>
          </table:table-cell>
          <table:table-cell office:value-type="string" calcext:value-type="string">
            <text:p> Alta Verapaz</text:p>
            <text:p>• Baja Verapaz</text:p>
            <text:p>• Chimaltenango</text:p>
            <text:p>• Chiquimula</text:p>
            <text:p>• El Progreso</text:p>
            <text:p>• Escuintla</text:p>
            <text:p>• Guatemala</text:p>
            <text:p>• Huehuetenango</text:p>
            <text:p>• Izabal</text:p>
            <text:p>• Jalapa</text:p>
            <text:p>• Jutiapa</text:p>
            <text:p>• Petén</text:p>
            <text:p>• Quetzaltenango</text:p>
            <text:p>• Quiché</text:p>
            <text:p>• Retalhuleu</text:p>
            <text:p>• Sacatepéquez</text:p>
            <text:p>• San Marcos</text:p>
            <text:p>• Santa Rosa</text:p>
            <text:p>• Sololá</text:p>
            <text:p>• Suchitepéquez</text:p>
            <text:p>• Totonicapán</text:p>
            <text:p>• Zacapa</text:p>
          </table:table-cell>
          <table:table-cell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CATEGO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Nombre del municipio</text:p>
          </table:table-cell>
          <table:table-cell office:value-type="string" calcext:value-type="string">
            <text:p>valor unico</text:p>
          </table:table-cell>
          <table:table-cell/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CATEGORICA</text:p>
          </table:table-cell>
          <table:table-cell office:value-type="float" office:value="33063" calcext:value-type="float">
            <text:p>33063</text:p>
          </table:table-cell>
          <table:table-cell office:value-type="string" calcext:value-type="string">
            <text:p>Direccion del establecimiento</text:p>
          </table:table-cell>
          <table:table-cell office:value-type="string" calcext:value-type="string">
            <text:p>valor unico</text:p>
          </table:table-cell>
          <table:table-cell/>
        </table:table-row>
        <table:table-row table:style-name="ro1">
          <table:table-cell office:value-type="string" calcext:value-type="string">
            <text:p>Establecimiento</text:p>
          </table:table-cell>
          <table:table-cell office:value-type="string" calcext:value-type="string">
            <text:p>CATEGORICA</text:p>
          </table:table-cell>
          <table:table-cell office:value-type="float" office:value="33338" calcext:value-type="float">
            <text:p>33338</text:p>
          </table:table-cell>
          <table:table-cell office:value-type="string" calcext:value-type="string">
            <text:p>Nombre del establecimiento</text:p>
          </table:table-cell>
          <table:table-cell office:value-type="string" calcext:value-type="string">
            <text:p>valor unico</text:p>
          </table:table-cell>
          <table:table-cell/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CATEGORICA</text:p>
          </table:table-cell>
          <table:table-cell office:value-type="float" office:value="31688" calcext:value-type="float">
            <text:p>31688</text:p>
          </table:table-cell>
          <table:table-cell office:value-type="string" calcext:value-type="string">
            <text:p>Nombre del supervisor, asignado por el ministerio de educacion</text:p>
          </table:table-cell>
          <table:table-cell office:value-type="string" calcext:value-type="string">
            <text:p>valor unico</text:p>
          </table:table-cell>
          <table:table-cell/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CATEGORICA</text:p>
          </table:table-cell>
          <table:table-cell office:value-type="float" office:value="20540" calcext:value-type="float">
            <text:p>20540</text:p>
          </table:table-cell>
          <table:table-cell office:value-type="string" calcext:value-type="string">
            <text:p>Nombre del director del establecimiento</text:p>
          </table:table-cell>
          <table:table-cell office:value-type="string" calcext:value-type="string">
            <text:p>valor unico</text:p>
          </table:table-cell>
          <table:table-cell/>
        </table:table-row>
        <table:table-row table:style-name="ro3">
          <table:table-cell office:value-type="string" calcext:value-type="string">
            <text:p>Nivel</text:p>
          </table:table-cell>
          <table:table-cell office:value-type="string" calcext:value-type="string">
            <text:p>CATEGO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Nivel educacional</text:p>
          </table:table-cell>
          <table:table-cell office:value-type="string" calcext:value-type="string">
            <text:p>Basico</text:p>
            <text:p>Diversificado</text:p>
            <text:p>Parvulos</text:p>
            <text:p>Preprimaria Biligue </text:p>
            <text:p>Primaria</text:p>
            <text:p>Primaria por madurez</text:p>
            <text:p/>
          </table:table-cell>
          <table:table-cell/>
        </table:table-row>
        <table:table-row table:style-name="ro4">
          <table:table-cell office:value-type="string" calcext:value-type="string">
            <text:p>Sector </text:p>
          </table:table-cell>
          <table:table-cell office:value-type="string" calcext:value-type="string">
            <text:p>CATEGO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Sector en el que se encuentra</text:p>
          </table:table-cell>
          <table:table-cell office:value-type="string" calcext:value-type="string">
            <text:p><text:span text:style-name="T1">Cooperativa</text:span></text:p>
            <text:p><text:span text:style-name="T1">Municipal</text:span></text:p>
            <text:p><text:span text:style-name="T1">Oficial</text:span></text:p>
            <text:p><text:span text:style-name="T1">Privado</text:span></text:p>
            <text:p><text:span text:style-name="T2"/></text:p>
            <text:p><text:span text:style-name="T3"/></text:p>
          </table:table-cell>
          <table:table-cell/>
        </table:table-row>
        <table:table-row table:style-name="ro1">
          <table:table-cell office:value-type="string" calcext:value-type="string">
            <text:p>Status </text:p>
          </table:table-cell>
          <table:table-cell office:value-type="string" calcext:value-type="string">
            <text:p>CATEGO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Estado del establecimiento </text:p>
          </table:table-cell>
          <table:table-cell office:value-type="string" calcext:value-type="string">
            <text:p>Abierto, cerrado temporalmente, temporal contrato, temporal nombramiento, Tem (titulos)</text:p>
          </table:table-cell>
          <table:table-cell/>
        </table:table-row>
        <table:table-row table:style-name="ro1">
          <table:table-cell office:value-type="string" calcext:value-type="string">
            <text:p>Modalidad</text:p>
          </table:table-cell>
          <table:table-cell office:value-type="string" calcext:value-type="string">
            <text:p>CATEGO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Modalidad educacional </text:p>
          </table:table-cell>
          <table:table-cell office:value-type="string" calcext:value-type="string">
            <text:p>Bilingue, monolingue </text:p>
          </table:table-cell>
          <table:table-cell/>
        </table:table-row>
        <table:table-row table:style-name="ro1">
          <table:table-cell office:value-type="string" calcext:value-type="string">
            <text:p>Jornada </text:p>
          </table:table-cell>
          <table:table-cell office:value-type="string" calcext:value-type="string">
            <text:p>CATEGO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Horario</text:p>
          </table:table-cell>
          <table:table-cell office:value-type="string" calcext:value-type="string">
            <text:p>Doble, intermedia, matutina, nocturna y vespertina</text:p>
          </table:table-cell>
          <table:table-cell/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CATEGO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Plan educacional</text:p>
          </table:table-cell>
          <table:table-cell office:value-type="string" calcext:value-type="string">
            <text:p>Diario, Sabatino, fin de semana, Dominical, Mixto, Distancia, Intercalado, Irregular, semipresencial</text:p>
          </table:table-cell>
          <table:table-cell/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NUME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Telefono del establecimiento</text:p>
          </table:table-cell>
          <table:table-cell office:value-type="string" calcext:value-type="string">
            <text:p>valor unico</text:p>
          </table:table-cell>
          <table:table-cell/>
        </table:table-row>
        <table:table-row table:style-name="ro5">
          <table:table-cell office:value-type="string" calcext:value-type="string">
            <text:p>Departamental</text:p>
          </table:table-cell>
          <table:table-cell office:value-type="string" calcext:value-type="string">
            <text:p>CATEGORICA</text:p>
          </table:table-cell>
          <table:table-cell office:value-type="float" office:value="33344" calcext:value-type="float">
            <text:p>33344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 Alta Verapaz</text:p>
            <text:p>• Baja Verapaz</text:p>
            <text:p>• Chimaltenango</text:p>
            <text:p>• Chiquimula</text:p>
            <text:p>• El Progreso</text:p>
            <text:p>• Escuintla</text:p>
            <text:p>• Guatemala</text:p>
            <text:p>• Huehuetenango</text:p>
            <text:p>• Izabal</text:p>
            <text:p>• Jalapa</text:p>
            <text:p>• Jutiapa</text:p>
            <text:p>• Petén</text:p>
            <text:p>• Quetzaltenango</text:p>
            <text:p>• Quiché</text:p>
            <text:p>• Retalhuleu</text:p>
            <text:p>• Sacatepéquez</text:p>
            <text:p>• San Marcos</text:p>
            <text:p>• Santa Rosa</text:p>
            <text:p>• Sololá</text:p>
            <text:p>• Suchitepéquez</text:p>
            <text:p>• Totonicapán</text:p>
            <text:p>• Zacap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6:45:07.931099165</meta:creation-date>
    <dc:date>2021-08-13T17:19:50.120174678</dc:date>
    <meta:editing-duration>PT51S</meta:editing-duration>
    <meta:editing-cycles>1</meta:editing-cycles>
    <meta:generator>LibreOffice/6.4.7.2$Linux_X86_64 LibreOffice_project/40$Build-2</meta:generator>
    <meta:document-statistic meta:table-count="1" meta:cell-count="85" meta:object-count="0"/>
  </office:meta>
</office:document-meta>
</file>